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4219b" officeooo:paragraph-rsid="0004219b"/>
    </style:style>
    <style:style style:name="P2" style:family="paragraph" style:parent-style-name="Standard">
      <style:text-properties style:font-name="Calibri" officeooo:rsid="00100d51" officeooo:paragraph-rsid="00100d51"/>
    </style:style>
    <style:style style:name="P3" style:family="paragraph" style:parent-style-name="Standard">
      <style:text-properties style:font-name="Calibri" officeooo:rsid="00124969" officeooo:paragraph-rsid="00124969"/>
    </style:style>
    <style:style style:name="P4" style:family="paragraph" style:parent-style-name="Text_20_body">
      <style:text-properties officeooo:rsid="00124969" officeooo:paragraph-rsid="00124969"/>
    </style:style>
    <style:style style:name="P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style:font-name="Calibri" officeooo:paragraph-rsid="00124969"/>
    </style:style>
    <style:style style:name="P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style:font-name="Calibri" officeooo:paragraph-rsid="0004dbd6"/>
    </style:style>
    <style:style style:name="P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style:font-name="Calibri" officeooo:paragraph-rsid="001249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44d8" style:font-weight-asian="normal" style:font-weight-complex="normal"/>
    </style:style>
    <style:style style:name="T3" style:family="text">
      <style:text-properties fo:font-weight="normal" officeooo:rsid="00124969" style:font-weight-asian="normal" style:font-weight-complex="normal"/>
    </style:style>
    <style:style style:name="T4" style:family="text">
      <style:text-properties officeooo:rsid="001249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ка <text:span text:style-name="T4">5</text:span></text:p>
      <text:p text:style-name="P1"/>
      <text:p text:style-name="P2">Здесь используется тот же файл данных, что и в практике <text:s/>3, <text:span text:style-name="T4">а также результат практики 4.</text:span></text:p>
      <text:p text:style-name="P3">Для оформления кнопок можно использовать встроенные иконки bootsrap.</text:p>
      <text:h text:style-name="P6" text:outline-level="2"><text:span text:style-name="T1">Задание 1 </text:span><text:span text:style-name="T2">—</text:span><text:span text:style-name="T1"> </text:span><text:span text:style-name="T3">удаление студента</text:span></text:h>
      <text:p text:style-name="P4">В списке студентов сделать еще одну колонку с заголовком «Управление». У каждого студента в этой колонке должна быть кнопка «Удалить». При клике по кнопке студент должен удаляться из массива исходных данных, а вся информация во всех вкладках должна обновляться с учетом изменившихся данных.</text:p>
      <text:h text:style-name="P5" text:outline-level="2"><text:span text:style-name="T1">Задание </text:span><text:span text:style-name="T3">2</text:span><text:span text:style-name="T1"> </text:span><text:span text:style-name="T2">—</text:span><text:span text:style-name="T1"> </text:span><text:span text:style-name="T3">добавление студента</text:span></text:h>
      <text:p text:style-name="P4">Над таблицей сделать кнопку «Добавить студента». При клике по кнопке должна отображаться вкладка с формой добавления студента, в которой пользователь может ввести все параметры студента, кроме _ID, который присваивается автоматически. Для генерации _ID можно использовать любой алгоритм, дающий случайную строку.<text:line-break/>После заполнения формы студент должен добавляться в массив исходных данных, <text:s/>а вся информация во всех вкладках должна обновляться с учетом изменившихся данных.</text:p>
      <text:h text:style-name="P5" text:outline-level="2"><text:span text:style-name="T1">Задание </text:span><text:span text:style-name="T3">3</text:span><text:span text:style-name="T1"> </text:span><text:span text:style-name="T2">—</text:span><text:span text:style-name="T1"> </text:span><text:span text:style-name="T3">изменение студента</text:span></text:h>
      <text:p text:style-name="P4">В <text:s/>колонке «Управление» у каждого студента сделать кнопку «Изменить». При клике по кнопке должна отображаться вкладка с формой редактирования студента, в которой пользователь может изменить любые параметры студента, кроме _ID. После заполнения формы вноситься изменения в массив исходных данных, а вся информация во всех вкладках должна обновляться с учетом изменившихся данных.</text:p>
      <text:p text:style-name="P4">В качестве формы изменения студента можно использовать форму добавления из задания 2, а можно сделать отдельную фор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style:font-name="DejaVu Sans" fo:font-family="'DejaVu Sans'" style:font-family-generic="swiss" style:font-pitch="variable" fo:font-size="115%" fo:font-weight="normal" style:font-size-asian="115%" style:font-weight-asian="normal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офей  Гурьев</meta:initial-creator>
    <meta:creation-date>2016-11-15T00:09:03.033951767</meta:creation-date>
    <dc:date>2016-12-24T01:04:59.234635946</dc:date>
    <dc:creator>Тимофей  Гурьев</dc:creator>
    <meta:editing-duration>PT2H4M35S</meta:editing-duration>
    <meta:editing-cycles>12</meta:editing-cycles>
    <meta:generator>LibreOffice/5.0.3.2$Linux_X86_64 LibreOffice_project/00m0$Build-2</meta:generator>
    <meta:document-statistic meta:table-count="0" meta:image-count="0" meta:object-count="0" meta:page-count="1" meta:paragraph-count="10" meta:word-count="211" meta:character-count="1515" meta:non-whitespace-character-count="1308"/>
  </office:meta>
</office:document-meta>
</file>